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400000059F180B7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">
      <style:table-properties style:width="17.986cm" fo:margin-left="0.032cm" fo:margin-right="-0.018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371cm" style:rel-column-width="4993*"/>
    </style:style>
    <style:style style:name="Table2.B" style:family="table-column">
      <style:table-column-properties style:column-width="1.393cm" style:rel-column-width="5077*"/>
    </style:style>
    <style:style style:name="Table2.C" style:family="table-column">
      <style:table-column-properties style:column-width="1.725cm" style:rel-column-width="6285*"/>
    </style:style>
    <style:style style:name="Table2.D" style:family="table-column">
      <style:table-column-properties style:column-width="1.369cm" style:rel-column-width="4987*"/>
    </style:style>
    <style:style style:name="Table2.E" style:family="table-column">
      <style:table-column-properties style:column-width="1.348cm" style:rel-column-width="4910*"/>
    </style:style>
    <style:style style:name="Table2.F" style:family="table-column">
      <style:table-column-properties style:column-width="1.489cm" style:rel-column-width="5424*"/>
    </style:style>
    <style:style style:name="Table2.G" style:family="table-column">
      <style:table-column-properties style:column-width="1.723cm" style:rel-column-width="6279*"/>
    </style:style>
    <style:style style:name="Table2.H" style:family="table-column">
      <style:table-column-properties style:column-width="1.536cm" style:rel-column-width="5597*"/>
    </style:style>
    <style:style style:name="Table2.I" style:family="table-column">
      <style:table-column-properties style:column-width="1.937cm" style:rel-column-width="7056*"/>
    </style:style>
    <style:style style:name="Table2.J" style:family="table-column">
      <style:table-column-properties style:column-width="1.275cm" style:rel-column-width="4646*"/>
    </style:style>
    <style:style style:name="Table2.K" style:family="table-column">
      <style:table-column-properties style:column-width="1.63cm" style:rel-column-width="5938*"/>
    </style:style>
    <style:style style:name="Table2.L" style:family="table-column">
      <style:table-column-properties style:column-width="1.192cm" style:rel-column-width="434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H1" style:family="table-cell">
      <style:table-cell-properties style:vertical-align="top" fo:background-color="#b3b3b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I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L1" style:family="table-cell">
      <style:table-cell-properties fo:background-color="#b3b3b3" fo:padding="0.097cm" fo:border="0.002cm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1.393cm" style:rel-column-width="5070*"/>
    </style:style>
    <style:style style:name="Table3.C" style:family="table-column">
      <style:table-column-properties style:column-width="1.725cm" style:rel-column-width="6276*"/>
    </style:style>
    <style:style style:name="Table3.D" style:family="table-column">
      <style:table-column-properties style:column-width="1.371cm" style:rel-column-width="4986*"/>
    </style:style>
    <style:style style:name="Table3.E" style:family="table-column">
      <style:table-column-properties style:column-width="1.346cm" style:rel-column-width="4896*"/>
    </style:style>
    <style:style style:name="Table3.F" style:family="table-column">
      <style:table-column-properties style:column-width="1.489cm" style:rel-column-width="5416*"/>
    </style:style>
    <style:style style:name="Table3.H" style:family="table-column">
      <style:table-column-properties style:column-width="1.535cm" style:rel-column-width="5583*"/>
    </style:style>
    <style:style style:name="Table3.I" style:family="table-column">
      <style:table-column-properties style:column-width="1.937cm" style:rel-column-width="7047*"/>
    </style:style>
    <style:style style:name="Table3.J" style:family="table-column">
      <style:table-column-properties style:column-width="1.277cm" style:rel-column-width="4646*"/>
    </style:style>
    <style:style style:name="Table3.K" style:family="table-column">
      <style:table-column-properties style:column-width="1.63cm" style:rel-column-width="5930*"/>
    </style:style>
    <style:style style:name="Table3.L" style:family="table-column">
      <style:table-column-properties style:column-width="1.192cm" style:rel-column-width="433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fo:padding="0.097cm" fo:border="0.002cm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228cm" style:rel-column-width="26316*"/>
    </style:style>
    <style:style style:name="Table4.B" style:family="table-column">
      <style:table-column-properties style:column-width="10.772cm" style:rel-column-width="3921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" style:font-name-asian="MS Mincho"/>
    </style:style>
    <style:style style:name="P2" style:family="paragraph" style:parent-style-name="Texto_20_simples">
      <style:text-properties style:font-name="Verdana" fo:font-size="6pt" style:font-size-asian="6pt" style:font-size-complex="6pt"/>
    </style:style>
    <style:style style:name="P3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4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6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Texto_20_simple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P9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10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2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3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/>
    </style:style>
    <style:style style:name="P16" style:family="paragraph" style:parent-style-name="Table_20_Contents">
      <style:paragraph-properties fo:text-align="start" style:justify-single-word="false"/>
      <style:text-properties style:font-name="Verdana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1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weight="normal" style:font-name-asian="Times New Roman" style:font-size-asian="6pt" style:font-weight-asian="normal" style:font-name-complex="Courier New" style:font-size-complex="6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3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018cm solid #000000">
        <style:background-image/>
      </style:paragraph-properties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color="#000000" style:font-name="Verdana" fo:font-size="10pt" fo:font-weight="bold" style:font-name-asian="MS Mincho" style:font-size-asian="10pt" style:font-weight-asian="bold" style:font-size-complex="10pt" style:font-weight-complex="bold"/>
    </style:style>
    <style:style style:name="T5" style:family="text">
      <style:text-properties fo:font-weight="bold" style:font-name-asian="MS Mincho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MS Minch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.362cm" svg:y="0.386cm" svg:width="3.14cm" svg:height="2.619cm" draw:z-index="0"><draw:image xlink:href="[Dat4.url_logo]" xlink:type="simple" xlink:show="embed" xlink:actuate="onLoad"/></draw:frame></text:p>
      <text:p text:style-name="P18"/>
      <text:p text:style-name="P18"/>
      <text:p text:style-name="P18">[Dat4.nom_prefeitura]</text:p>
      <text:p text:style-name="P18">[Dat4.nom_secretaria]</text:p>
      <text:p text:style-name="P19">[Dat4.setor_arrecadacao]</text:p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23"><text:span text:style-name="T4">TERMO DE PARCELAMENTO – </text:span><text:span text:style-name="T6">Nº</text:span> <text:span text:style-name="T4">[Dat.nr_acordo_administrativo]</text:span></text:p>
      <text:p text:style-name="P1"/>
      <text:p text:style-name="P2"><text:span text:style-name="T5">CONTRIBUINTE:</text:span><text:span text:style-name="T7"> </text:span><text:span text:style-name="T1">[Dat.contribuinte]</text:span></text:p>
      <text:p text:style-name="P2"><text:span text:style-name="T5">DOMICÍLIO FISCAL:</text:span><text:span text:style-name="T7"> </text:span><text:span text:style-name="T1">[Dat.domicilio_fiscal]</text:span></text:p>
      <text:p text:style-name="P2"><text:span text:style-name="T5">C.P.F./C.N.P.J.: </text:span><text:span text:style-name="T1">[Dat.cpf_cnpj]</text:span></text:p>
      <text:p text:style-name="P2"><text:span text:style-name="T5">INSCRIÇÃO IMOBILIÁRIA MUNICIPAL: </text:span><text:span text:style-name="T1">[Dat.inscricao_municipal]</text:span></text:p>
      <text:p text:style-name="P2"><text:span text:style-name="T5">INSCRIÇÃO NO CADASTRO GERAL DE ATIVIDADES: </text:span><text:span text:style-name="T1">[Dat.inscricao_economica]</text:span></text:p>
      <text:p text:style-name="P2"><text:span text:style-name="T5">DATA DA NOTIFICACAO: </text:span><text:span text:style-name="T1">[Dat.dt_notificacao]</text:span></text:p>
      <text:p text:style-name="P2"><text:span text:style-name="T5">ASSUNTO: </text:span><text:span text:style-name="T2">ACORDO ADMINISTRATIVO PENDENTE</text:span></text:p>
      <text:p text:style-name="P1"/>
      <text:p text:style-name="P1"/>
      <text:p text:style-name="P4">Prezado(a) Contribuinte,</text:p>
      <text:p text:style-name="P9"/>
      <text:p text:style-name="P3"><text:span text:style-name="T7">Constam em nossos registros tributários e fiscais, a falta de pagamento da(s) parcela(s) abaixo discriminada(s), referente ao acordo administrativo </text:span><text:span text:style-name="T5">nº <text:s text:c="7"/></text:span><text:span text:style-name="T3">[Dat.nr_acordo_administrativo]</text:span><text:span text:style-name="T7">, realizado em </text:span><text:span text:style-name="T1">[Dat.dt_acordo]</text:span><text:span text:style-name="T5">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10">Cobrança</text:p>
          </table:table-cell>
          <table:table-cell table:style-name="Table2.A1" office:value-type="string">
            <text:p text:style-name="P10">Parcela</text:p>
          </table:table-cell>
          <table:table-cell table:style-name="Table2.A1" office:value-type="string">
            <text:p text:style-name="P11">Vencimento</text:p>
          </table:table-cell>
          <table:table-cell table:style-name="Table2.A1" office:value-type="string">
            <text:p text:style-name="P11">Valor Corrigido</text:p>
          </table:table-cell>
          <table:table-cell table:style-name="Table2.A1" office:value-type="string">
            <text:p text:style-name="P11">Correção</text:p>
          </table:table-cell>
          <table:table-cell table:style-name="Table2.A1" office:value-type="string">
            <text:p text:style-name="P11">Juros</text:p>
          </table:table-cell>
          <table:table-cell table:style-name="Table2.A1" office:value-type="string">
            <text:p text:style-name="P11">Multa</text:p>
          </table:table-cell>
          <table:table-cell table:style-name="Table2.H1" office:value-type="string">
            <text:p text:style-name="P11">Redução</text:p>
          </table:table-cell>
          <table:table-cell table:style-name="Table2.I1" office:value-type="string">
            <text:p text:style-name="P10">Valor da Parcela</text:p>
          </table:table-cell>
          <table:table-cell table:style-name="Table2.I1" office:value-type="string">
            <text:p text:style-name="P11">Situação</text:p>
          </table:table-cell>
          <table:table-cell table:style-name="Table2.I1" office:value-type="string">
            <text:p text:style-name="P11">Data Pagamento</text:p>
          </table:table-cell>
          <table:table-cell table:style-name="Table2.L1" office:value-type="string">
            <text:p text:style-name="P11">Valor Pago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header-rows>
          <table:table-row>
            <table:table-cell table:style-name="Table3.A1" office:value-type="string">
              <text:p text:style-name="P13">[Dat2.nr_acordo_administrativo;block=table:table-row]</text:p>
            </table:table-cell>
            <table:table-cell table:style-name="Table3.A1" office:value-type="string">
              <text:p text:style-name="P13">[Dat2.parcelas;block=table:table-row]</text:p>
            </table:table-cell>
            <table:table-cell table:style-name="Table3.A1" office:value-type="string">
              <text:p text:style-name="P13">[Dat2.dt_vencimento;block=table:table-row]</text:p>
            </table:table-cell>
            <table:table-cell table:style-name="Table3.A1" office:value-type="string">
              <text:p text:style-name="P13">[Dat2.valor_corrigido;block=table:table-row]</text:p>
            </table:table-cell>
            <table:table-cell table:style-name="Table3.A1" office:value-type="string">
              <text:p text:style-name="P13">[Dat2.valor_correcao;block=table:table-row]</text:p>
            </table:table-cell>
            <table:table-cell table:style-name="Table3.A1" office:value-type="string">
              <text:p text:style-name="P13">[Dat2.valor_juros;block=table:table-row]</text:p>
            </table:table-cell>
            <table:table-cell table:style-name="Table3.A1" office:value-type="string">
              <text:p text:style-name="P13">[Dat2.valor_multa;block=table:table-row]</text:p>
            </table:table-cell>
            <table:table-cell table:style-name="Table3.A1" office:value-type="string">
              <text:p text:style-name="P13">[Dat2.valor_reducao;block=table:table-row]</text:p>
            </table:table-cell>
            <table:table-cell table:style-name="Table3.A1" office:value-type="string">
              <text:p text:style-name="P13">[Dat2.vlr_parcela;block=table:table-row]</text:p>
            </table:table-cell>
            <table:table-cell table:style-name="Table3.A1" office:value-type="string">
              <text:p text:style-name="P13">[Dat2.situacao;block=table:table-row]</text:p>
            </table:table-cell>
            <table:table-cell table:style-name="Table3.A1" office:value-type="string">
              <text:p text:style-name="P13">[Dat2.dt_pagamento;block=table:table-row]</text:p>
            </table:table-cell>
            <table:table-cell table:style-name="Table3.L1" office:value-type="string">
              <text:p text:style-name="P13">[Dat2.valor_pago;block=table:table-row]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Valor Total das Parcelas</text:p>
          </table:table-cell>
          <table:table-cell table:style-name="Table4.B1" office:value-type="string">
            <text:p text:style-name="P13">[Dat3.vlr_total]</text:p>
          </table:table-cell>
        </table:table-row>
      </table:table>
      <text:p text:style-name="P7">[var.msg; if [val]=1;then '</text:p>
      <text:p text:style-name="P8">[Dat4.msg_doc]</text:p>
      <text:p text:style-name="P17">']</text:p>
      <text:p text:style-name="P17">[var.resposaveis; if [val]=2;then 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  <text:p text:style-name="P16">______________________________</text:p>
          </table:table-cell>
          <table:table-cell table:style-name="Table1.A1" office:value-type="string">
            <text:p text:style-name="P15"/>
            <text:p text:style-name="P16">______________________________</text:p>
          </table:table-cell>
        </table:table-row>
        <table:table-row>
          <table:table-cell table:style-name="Table1.A1" office:value-type="string">
            <text:p text:style-name="P22">[Dat4.nom_chefe_departamento]</text:p>
          </table:table-cell>
          <table:table-cell table:style-name="Table1.A1" office:value-type="string">
            <text:p text:style-name="P20">﻿[Dat4.nom_coordenador]</text:p>
          </table:table-cell>
        </table:table-row>
      </table:table>
      <text:p text:style-name="P17">'][var.resposaveis; if [val]=1;then '</text:p>
      <text:p text:style-name="P14">______________________________</text:p>
      <text:p text:style-name="P21">[Dat4.nom_coordenador]</text:p>
      <text:p text:style-name="P17">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EFEITURA  MUNICIPAL  DE  MATA  DE  SAO  JOAO</dc:title>
    <meta:initial-creator>pmsj</meta:initial-creator>
    <meta:creation-date>2005-03-15T08:12:00</meta:creation-date>
    <dc:creator>Fernando Cercato</dc:creator>
    <dc:date>2009-06-25T09:12:14</dc:date>
    <meta:printed-by>Fernando Cercato</meta:printed-by>
    <meta:print-date>2008-11-24T14:21:48</meta:print-date>
    <dc:language>pt-BR</dc:language>
    <meta:editing-cycles>102</meta:editing-cycles>
    <meta:editing-duration>PT7H42M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51" meta:word-count="216" meta:character-count="1607"/>
  </office:meta>
</office:document-meta>
</file>